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ecfc3" officeooo:paragraph-rsid="000ecfc3"/>
    </style:style>
    <style:style style:name="P2" style:family="paragraph" style:parent-style-name="Text_20_body">
      <style:text-properties officeooo:rsid="00127fad" officeooo:paragraph-rsid="00127fad"/>
    </style:style>
    <style:style style:name="P3" style:family="paragraph" style:parent-style-name="Text_20_body">
      <style:text-properties officeooo:rsid="001280c9" officeooo:paragraph-rsid="001280c9"/>
    </style:style>
    <style:style style:name="P4" style:family="paragraph" style:parent-style-name="Text_20_body">
      <style:text-properties officeooo:rsid="0010f6d6" officeooo:paragraph-rsid="0010f6d6"/>
    </style:style>
    <style:style style:name="P5" style:family="paragraph" style:parent-style-name="Text_20_body">
      <style:text-properties officeooo:rsid="001352d0" officeooo:paragraph-rsid="001352d0"/>
    </style:style>
    <style:style style:name="P6" style:family="paragraph" style:parent-style-name="Text_20_body">
      <style:text-properties officeooo:rsid="0014877e" officeooo:paragraph-rsid="0014877e"/>
    </style:style>
    <style:style style:name="P7" style:family="paragraph" style:parent-style-name="Text_20_body">
      <style:text-properties officeooo:rsid="001689ce" officeooo:paragraph-rsid="001689ce"/>
    </style:style>
    <style:style style:name="P8" style:family="paragraph" style:parent-style-name="Text_20_body">
      <style:text-properties officeooo:rsid="00177a44" officeooo:paragraph-rsid="00177a44"/>
    </style:style>
    <style:style style:name="P9" style:family="paragraph" style:parent-style-name="Text_20_body">
      <style:text-properties officeooo:rsid="0019297a" officeooo:paragraph-rsid="0019297a"/>
    </style:style>
    <style:style style:name="P10" style:family="paragraph" style:parent-style-name="Text_20_body">
      <style:text-properties officeooo:rsid="001a4e94" officeooo:paragraph-rsid="001a4e94"/>
    </style:style>
    <style:style style:name="P11" style:family="paragraph" style:parent-style-name="Text_20_body">
      <style:text-properties officeooo:rsid="001c163d" officeooo:paragraph-rsid="001c163d"/>
    </style:style>
    <style:style style:name="P12" style:family="paragraph" style:parent-style-name="Text_20_body">
      <style:text-properties officeooo:rsid="001d8e03" officeooo:paragraph-rsid="001d8e03"/>
    </style:style>
    <style:style style:name="P13" style:family="paragraph" style:parent-style-name="Text_20_body">
      <style:text-properties officeooo:rsid="001f4ea4" officeooo:paragraph-rsid="001f4ea4"/>
    </style:style>
    <style:style style:name="P14" style:family="paragraph" style:parent-style-name="Text_20_body">
      <style:text-properties officeooo:rsid="00218155" officeooo:paragraph-rsid="00218155"/>
    </style:style>
    <style:style style:name="P15" style:family="paragraph" style:parent-style-name="Heading_20_3">
      <style:text-properties officeooo:rsid="001689ce" officeooo:paragraph-rsid="001689ce"/>
    </style:style>
    <style:style style:name="P16" style:family="paragraph" style:parent-style-name="Heading_20_3">
      <style:text-properties officeooo:rsid="000ecfc3" officeooo:paragraph-rsid="000ecfc3"/>
    </style:style>
    <style:style style:name="P17" style:family="paragraph" style:parent-style-name="Text_20_body" style:list-style-name="L1">
      <style:text-properties officeooo:rsid="00127fad" officeooo:paragraph-rsid="00127fad"/>
    </style:style>
    <style:style style:name="P18" style:family="paragraph" style:parent-style-name="Text_20_body" style:list-style-name="L1">
      <style:text-properties officeooo:rsid="001280c9" officeooo:paragraph-rsid="001280c9"/>
    </style:style>
    <style:style style:name="P19" style:family="paragraph" style:parent-style-name="Text_20_body" style:list-style-name="L1">
      <style:text-properties officeooo:rsid="00158017" officeooo:paragraph-rsid="00158017"/>
    </style:style>
    <style:style style:name="P20" style:family="paragraph" style:parent-style-name="Text_20_body">
      <style:text-properties officeooo:rsid="00222191" officeooo:paragraph-rsid="00222191"/>
    </style:style>
    <style:style style:name="P21" style:family="paragraph" style:parent-style-name="Text_20_body">
      <style:text-properties officeooo:rsid="00242ce6" officeooo:paragraph-rsid="00242ce6"/>
    </style:style>
    <style:style style:name="T1" style:family="text">
      <style:text-properties officeooo:rsid="0010f6d6"/>
    </style:style>
    <style:style style:name="T2" style:family="text">
      <style:text-properties officeooo:rsid="001280c9"/>
    </style:style>
    <style:style style:name="T3" style:family="text">
      <style:text-properties officeooo:rsid="001352d0"/>
    </style:style>
    <style:style style:name="T4" style:family="text">
      <style:text-properties officeooo:rsid="0014877e"/>
    </style:style>
    <style:style style:name="T5" style:family="text">
      <style:text-properties officeooo:rsid="00158017"/>
    </style:style>
    <style:style style:name="T6" style:family="text">
      <style:text-properties officeooo:rsid="000ecfc3"/>
    </style:style>
    <style:style style:name="T7" style:family="text">
      <style:text-properties officeooo:rsid="0018a3b4"/>
    </style:style>
    <style:style style:name="T8" style:family="text">
      <style:text-properties officeooo:rsid="0019297a"/>
    </style:style>
    <style:style style:name="T9" style:family="text">
      <style:text-properties officeooo:rsid="001c163d"/>
    </style:style>
    <style:style style:name="T10" style:family="text">
      <style:text-properties officeooo:rsid="001c1a01"/>
    </style:style>
    <style:style style:name="T11" style:family="text">
      <style:text-properties officeooo:rsid="001d8e03"/>
    </style:style>
    <style:style style:name="T12" style:family="text">
      <style:text-properties officeooo:rsid="001f4ea4"/>
    </style:style>
    <style:style style:name="T13" style:family="text">
      <style:text-properties officeooo:rsid="0020db3c"/>
    </style:style>
    <style:style style:name="T14" style:family="text">
      <style:text-properties officeooo:rsid="00222191"/>
    </style:style>
    <style:style style:name="T15" style:family="text">
      <style:text-properties officeooo:rsid="002325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y-to-Day Diary of the CNC Project</text:h>
      <text:p text:style-name="P1">Brad Needham, <text:span text:style-name="T1">b</text:span>egun November 6, 2015</text:p>
      <text:h text:style-name="P15" text:outline-level="3">Summary</text:h>
      <text:p text:style-name="P7">I want to build the CNC machine in <text:span text:style-name="T6">"Build your own CNC machine" by James Floyd Kelly and Patrick Hood-Daniel </text:span><text:a xlink:type="simple" xlink:href="http://www.amazon.com/Build-Your-Machine-Technology-Action/dp/1430224894" text:style-name="Internet_20_link" text:visited-style-name="Visited_20_Internet_20_Link"><text:span text:style-name="T6">http://www.amazon.com/Build-Your-Machine-Technology-Action/dp/1430224894</text:span></text:a></text:p>
      <text:p text:style-name="P7">Decided to buy a few 1605-2RS 1605-ZZ Radial Ball Bearing 5/16" Bore bearings from <text:a xlink:type="simple" xlink:href="http://www.thebigbearingstore.com/1605-2rs-1605-zz-radial-ball-bearing-5-16-bore/" text:style-name="Internet_20_link" text:visited-style-name="Visited_20_Internet_20_Link">http://www.thebigbearingstore.com/1605-2rs-1605-zz-radial-ball-bearing-5-16-bore/</text:a> <text:s/>(2RS – sealed) so I can practice making the bearing rail assemblies that the axes of the machine glide on. <text:s/>These are similar to rollerskate bearings.</text:p>
      <text:h text:style-name="P16" text:outline-level="3">Sometime in October – bought and read a DIY CNC book</text:h>
      <text:p text:style-name="P1">Bought "Build your own CNC machine" by James Floyd Kelly and Patrick Hood-Daniel <text:a xlink:type="simple" xlink:href="http://www.amazon.com/Build-Your-Machine-Technology-Action/dp/1430224894" text:style-name="Internet_20_link" text:visited-style-name="Visited_20_Internet_20_Link">http://www.amazon.com/Build-Your-Machine-Technology-Action/dp/1430224894</text:a>. <text:s/>It's a 3 axis screw-drive CNC machine intended for woodworking. <text:s/>It's made from 2 sheets of 3/4" MDF (not particle-board).</text:p>
      <text:p text:style-name="P2">A few things that <text:span text:style-name="T2">make me want to build a CNC machine:</text:span></text:p>
      <text:list xml:id="list5232369126922040278" text:style-name="L1">
        <text:list-item>
          <text:p text:style-name="P17"><text:a xlink:type="simple" xlink:href="https://www.youtube.com/watch?v=mJ-TZvFpY58" text:style-name="Internet_20_link" text:visited-style-name="Visited_20_Internet_20_Link">https://www.youtube.com/watch?v=mJ-TZvFpY58</text:a> shows a very low-tech CNC machine. At about 13:30, it shows various things you can do by attaching different devices to your CNC: labeling with an indelible marker, etching glass, <text:span text:style-name="T2">cutting gears from plastic.</text:span></text:p>
        </text:list-item>
        <text:list-item>
          <text:p text:style-name="P18"><text:a xlink:type="simple" xlink:href="https://www.youtube.com/watch?v=8K9zDiaS4mw" text:style-name="Internet_20_link" text:visited-style-name="Visited_20_Internet_20_Link">https://www.youtube.com/watch?v=8K9zDiaS4mw</text:a> shows using a CNC machine to etch a small circuit board.</text:p>
        </text:list-item>
        <text:list-item>
          <text:p text:style-name="P18">You can easily route wooden signs.</text:p>
        </text:list-item>
        <text:list-item>
          <text:p text:style-name="P19">A while ago I read an article on using a CNC router to cut styrofoam Halloween headstones.</text:p>
        </text:list-item>
        <text:list-item>
          <text:p text:style-name="P18">You can easily route Christmas ornaments <text:span text:style-name="T5">with designs </text:span>similar to scrollsaw designs.</text:p>
        </text:list-item>
        <text:list-item>
          <text:p text:style-name="P18">Routing would be an alternative to sending designs to a laser cutter.</text:p>
        </text:list-item>
      </text:list>
      <text:p text:style-name="P4"/>
      <text:p text:style-name="P3">The book doesn't go into the software toolchain much, so I need to figure out what software tools to use (design, CAM, and control software).</text:p>
      <text:p text:style-name="P3">The electronics the book shows seem old (parallel port based). <text:span text:style-name="T3">I'd like to build an Arduino controller instead. I'm concerned about dust getting into a controlling laptop, so I might explore a wireless interface from the PC to Arduino, such as Bluetooth.</text:span></text:p>
      <text:p text:style-name="P6">I learned that MDF is very different from particle board.</text:p>
      <text:h text:style-name="Heading_20_3" text:outline-level="3">November 6, 2015 – searching for <text:span text:style-name="T9">rail </text:span>bearings</text:h>
      <text:p text:style-name="P5">The book has what looks like a typo when describing the parts needed for a linear rail: it talks about 5/16" bore bearings, 5/16" taps, but then says that the bolt for the hole and the bearing should be a 1/4" <text:span text:style-name="T4">diameter</text:span> bolt.</text:p>
      <text:p text:style-name="P5">Because of that typo, I plan to decide what bearings to use, then let that choice dictate the bolts, nuts, and taps needed.</text:p>
      <text:p text:style-name="P5"><text:soft-page-break/>The web site of the book, <text:a xlink:type="simple" xlink:href="https://buildyourcnc.com/bearingsproducts.aspx" text:style-name="Internet_20_link" text:visited-style-name="Visited_20_Internet_20_Link">https://buildyourcnc.com/bearingsproducts.aspx</text:a>, offers 5/16" inner diameter, approximately 1/4" thick, and "approximately" outside diameter of 7/8" bearings. <text:s/>I've had some trouble finding those.</text:p>
      <text:p text:style-name="P5">Converting to metric in hopes of finding the bearings:</text:p>
      <text:p text:style-name="P5">5/16" = 7.9mm inside diameter</text:p>
      <text:p text:style-name="P5">1/4" = 6.3mm thickness</text:p>
      <text:p text:style-name="P5">7/8" = 22.2mm outside diameter</text:p>
      <text:p text:style-name="P6"><text:a xlink:type="simple" xlink:href="http://www.thebigbearingstore.com/radial-ball-bearings/" text:style-name="Internet_20_link" text:visited-style-name="Visited_20_Internet_20_Link">http://www.thebigbearingstore.com/radial-ball-bearings/</text:a> offers a variety of sealed, radial ball bearings.</text:p>
      <text:p text:style-name="P6"><text:a xlink:type="simple" xlink:href="http://www.thebigbearingstore.com/1605-2rs-1605-zz-radial-ball-bearing-5-16-bore/" text:style-name="Internet_20_link" text:visited-style-name="Visited_20_Internet_20_Link">http://www.thebigbearingstore.com/1605-2rs-1605-zz-radial-ball-bearing-5-16-bore/</text:a> has 5/16" inner diameter, 29/32" outer diameter, and 5/16" width bearings. <text:s/>That's close. <text:s/>The 2RS suffix is for sealed bearings, which should keep the sawdust out better than shielded bearings. They're $1.80 each in quantities of 24.</text:p>
      <text:h text:style-name="Heading_20_3" text:outline-level="3">November 7, 2015 – Ordered <text:span text:style-name="T7">5/16" </text:span>bearings, <text:span text:style-name="T8">drill press</text:span></text:h>
      <text:p text:style-name="P8">Ordered 5 bearings from Big Bearing Store .com.</text:p>
      <text:p text:style-name="P9">Ordered a JET Floor-Mount Drill Press, Model JDP-15MF.</text:p>
      <text:p text:style-name="P10">Bought a 2'x4' sheet of 3/4" MDF at Woodcraft, to practice some of the trickier attachment methods on.</text:p>
      <text:h text:style-name="Heading_20_3" text:outline-level="3">November 10, 2015 – <text:span text:style-name="T11">Ordered</text:span> Lead Screw bearings</text:h>
      <text:p text:style-name="P11">Each lead screw is suspended on 2 bearings that have 1/2" inner diameter and 1 1/8" outer diameter.</text:p>
      <text:p text:style-name="P11">R8-2RS Radial Ball Bearing 1/2" Bore match that inner and outer diameter spec, and are about 1/3" thick (0.3125"). <text:s/><text:a xlink:type="simple" xlink:href="http://www.thebigbearingstore.com/r8-2rs-r8-zz-radial-ball-bearing-1-2-bore/" text:style-name="Internet_20_link" text:visited-style-name="Visited_20_Internet_20_Link">http://www.thebigbearingstore.com/r8-2rs-r8-zz-radial-ball-bearing-1-2-bore/</text:a> $1.86 per.</text:p>
      <text:p text:style-name="P11">Ordered 6 of them from Big Bearing Store .com.</text:p>
      <text:p text:style-name="P11"><text:span text:style-name="T10">Next</text:span> I need to find the corresponding lead screw: 1/2", 13 threads per inch, 8 feet in length.</text:p>
      <text:h text:style-name="Heading_20_3" text:outline-level="3">November 1<text:span text:style-name="T12">1</text:span>, 2015 – <text:span text:style-name="T11">Assembling</text:span> the parts list</text:h>
      <text:p text:style-name="P12">In looking over the book again, I became so confused <text:s/>about what parts and drill bits are required that I started a parts/tools list. <text:s/>Found that the book is more of a guidebook than a recipe. <text:s/>The threads specs of bolts and nuts are often omitted – I assume because the book describes the critical dimensions and leaves the rest up to you. <text:s/>The critical measurements of some parts are embedded in the narrative. <text:s/></text:p>
      <text:p text:style-name="P12">Right now I'm having trouble finding the width of right-angle aluminum rail to use for the X-axis Bearing Rail Assembly. <text:s/>The text talks about 3/4", 1", and 1 1/4" rail in general, but I haven't yet found the width to use for the X-axis bearing assembly.</text:p>
      <text:h text:style-name="Heading_20_3" text:outline-level="3">November 12, 2015 – More parts</text:h>
      <text:p text:style-name="P13"><text:span text:style-name="T13">Continuing to read the book to assemble the parts and tools list</text:span>. <text:s/><text:span text:style-name="T13">I'm now 2/3rds done (x and y axis, z axis is yet to do).</text:span></text:p>
      <text:p text:style-name="P13">Discovered how to calculate the aluminum rail width: the width (interior hypotenuse of the cross-section) is known: for rail assemblies, the distance between the hold-down bolts dictates the maximum width of the rail assembly; for rails on the edge of a piece of wood, the width of the wood constrains <text:soft-page-break/>the width of the rails. <text:s/><text:span text:style-name="T13">It's because we know the hypotenuse of the cross section of the rail, and we know the thickness of the rail (1/8"), so we can calulate inner and outer width of the rail.</text:span></text:p>
      <text:h text:style-name="Heading_20_3" text:outline-level="3">November 13, 2015 – rail bearings arrived; ordered <text:span text:style-name="T14">more </text:span>parts</text:h>
      <text:p text:style-name="P14">The smaller, rail assembly bearings arrived and indeed have an inside diameter of 5/16". <text:s/>Ordered a set of parts for the rail assemblies: bolts, nuts, 3/4" aluminum rail (for the assembly) and 1" aluminum rail (for the x-axis rails). <text:s/><text:span text:style-name="T14">Also ordered a tap (and handle) for cutting aluminum holes for the bearing bolts, and a set of cross dowels and pan head machine screws.</text:span></text:p>
      <text:p text:style-name="P20">These parts should let me practice building bearing assemblies and the main MDF joining method (bolt + cross dowel). <text:s/><text:span text:style-name="T15">These seems to be the tricky parts of the machine.</text:span></text:p>
      <text:h text:style-name="Heading_20_3" text:outline-level="3">November 14, 2015 – Finished creating the parts and tools list</text:h>
      <text:p text:style-name="P21">Bought a few random parts at Lowes. <text:s/>Finished reading through the book the second time, to complete the parts and tools l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6S</meta:editing-duration>
    <meta:editing-cycles>21</meta:editing-cycles>
    <meta:generator>LibreOffice/5.0.2.2$Windows_x86 LibreOffice_project/37b43f919e4de5eeaca9b9755ed688758a8251fe</meta:generator>
    <dc:date>2015-11-14T22:42:08.900000000</dc:date>
    <meta:document-statistic meta:table-count="0" meta:image-count="0" meta:object-count="0" meta:page-count="3" meta:paragraph-count="47" meta:word-count="972" meta:character-count="6109" meta:non-whitespace-character-count="5159"/>
    <meta:user-defined meta:name="Info 1"/>
    <meta:user-defined meta:name="Info 2"/>
    <meta:user-defined meta:name="Info 3"/>
    <meta:user-defined meta:name="Info 4"/>
  </office:meta>
</office:document-meta>
</file>